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212121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tweet/thro</text:p>
          </table:table-cell>
          <table:table-cell office:value-type="string" calcext:value-type="string">
            <text:p>cand/thro</text:p>
          </table:table-cell>
          <table:table-cell/>
          <table:table-cell office:value-type="string" calcext:value-type="string">
            <text:p>mention_</text:p>
          </table:table-cell>
          <table:table-cell table:number-columns-repeated="3"/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office:value-type="float" office:value="179202" calcext:value-type="float">
            <text:p>179202</text:p>
          </table:table-cell>
          <table:table-cell table:style-name="ce2" office:value-type="float" office:value="199436" calcext:value-type="float">
            <text:p>199436</text:p>
          </table:table-cell>
          <table:table-cell table:formula="of:=SUM([.F2]/[.A2])" office:value-type="float" office:value="901.872637200173" calcext:value-type="float">
            <text:p>901.8726372002</text:p>
          </table:table-cell>
          <table:table-cell table:formula="of:=([.C2]/[.A2])" office:value-type="float" office:value="1798.65871272654" calcext:value-type="float">
            <text:p>1798.6587127265</text:p>
          </table:table-cell>
          <table:table-cell office:value-type="float" office:value="100000" calcext:value-type="float">
            <text:p>100000</text:p>
          </table:table-cell>
          <table:table-cell table:formula="of:=SUM([.$C$2:.C2])" office:value-type="float" office:value="199436" calcext:value-type="float">
            <text:p>199436</text:p>
          </table:table-cell>
          <table:table-cell table:number-columns-repeated="3"/>
        </table:table-row>
        <table:table-row table:style-name="ro1">
          <table:table-cell office:value-type="float" office:value="232.022476673126" calcext:value-type="float">
            <text:p>232.0224766731</text:p>
          </table:table-cell>
          <table:table-cell office:value-type="float" office:value="358646" calcext:value-type="float">
            <text:p>358646</text:p>
          </table:table-cell>
          <table:table-cell table:style-name="ce2" office:value-type="float" office:value="187450" calcext:value-type="float">
            <text:p>187450</text:p>
          </table:table-cell>
          <table:table-cell table:formula="of:=SUM([.F3]/[.A3])" office:value-type="float" office:value="861.985454459917" calcext:value-type="float">
            <text:p>861.9854544599</text:p>
          </table:table-cell>
          <table:table-cell table:formula="of:=([.C3]/([.A3]-[.A2]))" office:value-type="float" office:value="1547.35668458262" calcext:value-type="float">
            <text:p>1547.3566845826</text:p>
          </table:table-cell>
          <table:table-cell office:value-type="float" office:value="200000" calcext:value-type="float">
            <text:p>200000</text:p>
          </table:table-cell>
          <table:table-cell table:formula="of:=SUM([.$C$2:.C3])" office:value-type="float" office:value="386886" calcext:value-type="float">
            <text:p>386886</text:p>
          </table:table-cell>
          <table:table-cell table:number-columns-repeated="3"/>
        </table:table-row>
        <table:table-row table:style-name="ro1">
          <table:table-cell office:value-type="float" office:value="342.421008586884" calcext:value-type="float">
            <text:p>342.4210085869</text:p>
          </table:table-cell>
          <table:table-cell table:style-name="ce1" office:value-type="float" office:value="536083" calcext:value-type="float">
            <text:p>536083</text:p>
          </table:table-cell>
          <table:table-cell table:style-name="ce3" office:value-type="float" office:value="178217" calcext:value-type="float">
            <text:p>178217</text:p>
          </table:table-cell>
          <table:table-cell table:formula="of:=SUM([.F4]/[.A4])" office:value-type="float" office:value="876.114468671334" calcext:value-type="float">
            <text:p>876.1144686713</text:p>
          </table:table-cell>
          <table:table-cell table:formula="of:=([.C4]/([.A4]-[.A3]))" office:value-type="float" office:value="1614.30588714007" calcext:value-type="float">
            <text:p>1614.3058871401</text:p>
          </table:table-cell>
          <table:table-cell office:value-type="float" office:value="300000" calcext:value-type="float">
            <text:p>300000</text:p>
          </table:table-cell>
          <table:table-cell table:formula="of:=SUM([.$C$2:.C4])" office:value-type="float" office:value="565103" calcext:value-type="float">
            <text:p>565103</text:p>
          </table:table-cell>
          <table:table-cell table:number-columns-repeated="3"/>
        </table:table-row>
        <table:table-row table:style-name="ro1">
          <table:table-cell office:value-type="float" office:value="451.240084886551" calcext:value-type="float">
            <text:p>451.2400848866</text:p>
          </table:table-cell>
          <table:table-cell office:value-type="float" office:value="693100" calcext:value-type="float">
            <text:p>693100</text:p>
          </table:table-cell>
          <table:table-cell table:style-name="ce3" office:value-type="float" office:value="181122" calcext:value-type="float">
            <text:p>181122</text:p>
          </table:table-cell>
          <table:table-cell table:formula="of:=SUM([.F5]/[.A5])" office:value-type="float" office:value="886.446070278899" calcext:value-type="float">
            <text:p>886.4460702789</text:p>
          </table:table-cell>
          <table:table-cell table:formula="of:=([.C5]/([.A5]-[.A4]))" office:value-type="float" office:value="1664.43243371433" calcext:value-type="float">
            <text:p>1664.4324337143</text:p>
          </table:table-cell>
          <table:table-cell office:value-type="float" office:value="400000" calcext:value-type="float">
            <text:p>400000</text:p>
          </table:table-cell>
          <table:table-cell table:formula="of:=SUM([.$C$2:.C5])" office:value-type="float" office:value="746225" calcext:value-type="float">
            <text:p>746225</text:p>
          </table:table-cell>
          <table:table-cell table:number-columns-repeated="3"/>
        </table:table-row>
        <table:table-row table:style-name="ro1">
          <table:table-cell office:value-type="float" office:value="562.329873323441" calcext:value-type="float">
            <text:p>562.3298733234</text:p>
          </table:table-cell>
          <table:table-cell office:value-type="float" office:value="859600" calcext:value-type="float">
            <text:p>859600</text:p>
          </table:table-cell>
          <table:table-cell table:style-name="ce3" office:value-type="float" office:value="148208" calcext:value-type="float">
            <text:p>148208</text:p>
          </table:table-cell>
          <table:table-cell table:formula="of:=SUM([.F6]/[.A6])" office:value-type="float" office:value="889.157812379656" calcext:value-type="float">
            <text:p>889.1578123797</text:p>
          </table:table-cell>
          <table:table-cell table:formula="of:=([.C6]/([.A6]-[.A5]))" office:value-type="float" office:value="1334.12802459514" calcext:value-type="float">
            <text:p>1334.1280245951</text:p>
          </table:table-cell>
          <table:table-cell office:value-type="float" office:value="500000" calcext:value-type="float">
            <text:p>500000</text:p>
          </table:table-cell>
          <table:table-cell table:formula="of:=SUM([.$C$2:.C6])" office:value-type="float" office:value="894433" calcext:value-type="float">
            <text:p>894433</text:p>
          </table:table-cell>
          <table:table-cell table:number-columns-repeated="3"/>
        </table:table-row>
        <table:table-row table:style-name="ro1">
          <table:table-cell office:value-type="float" office:value="688.186008453369" calcext:value-type="float">
            <text:p>688.1860084534</text:p>
          </table:table-cell>
          <table:table-cell office:value-type="float" office:value="1038784" calcext:value-type="float">
            <text:p>1038784</text:p>
          </table:table-cell>
          <table:table-cell table:style-name="ce2" office:value-type="float" office:value="186519" calcext:value-type="float">
            <text:p>186519</text:p>
          </table:table-cell>
          <table:table-cell table:formula="of:=SUM([.F7]/[.A7])" office:value-type="float" office:value="871.857306934271" calcext:value-type="float">
            <text:p>871.8573069343</text:p>
          </table:table-cell>
          <table:table-cell table:formula="of:=([.C7]/([.A7]-[.A6]))" office:value-type="float" office:value="1482.00165059452" calcext:value-type="float">
            <text:p>1482.0016505945</text:p>
          </table:table-cell>
          <table:table-cell office:value-type="float" office:value="600000" calcext:value-type="float">
            <text:p>600000</text:p>
          </table:table-cell>
          <table:table-cell table:formula="of:=SUM([.$C$2:.C7])" office:value-type="float" office:value="1080952" calcext:value-type="float">
            <text:p>1080952</text:p>
          </table:table-cell>
          <table:table-cell table:number-columns-repeated="3"/>
        </table:table-row>
        <table:table-row table:style-name="ro1">
          <table:table-cell office:value-type="float" office:value="819.01144194603" calcext:value-type="float">
            <text:p>819.011441946</text:p>
          </table:table-cell>
          <table:table-cell office:value-type="float" office:value="1199605" calcext:value-type="float">
            <text:p>1199605</text:p>
          </table:table-cell>
          <table:table-cell table:style-name="ce3" office:value-type="float" office:value="221110" calcext:value-type="float">
            <text:p>221110</text:p>
          </table:table-cell>
          <table:table-cell table:formula="of:=SUM([.F8]/[.A8])" office:value-type="float" office:value="854.688914158207" calcext:value-type="float">
            <text:p>854.6889141582</text:p>
          </table:table-cell>
          <table:table-cell table:formula="of:=([.C8]/([.A8]-[.A7]))" office:value-type="float" office:value="1690.11478958641" calcext:value-type="float">
            <text:p>1690.1147895864</text:p>
          </table:table-cell>
          <table:table-cell office:value-type="float" office:value="700000" calcext:value-type="float">
            <text:p>700000</text:p>
          </table:table-cell>
          <table:table-cell table:formula="of:=SUM([.$C$2:.C8])" office:value-type="float" office:value="1302062" calcext:value-type="float">
            <text:p>1302062</text:p>
          </table:table-cell>
          <table:table-cell table:number-columns-repeated="3"/>
        </table:table-row>
        <table:table-row table:style-name="ro1">
          <table:table-cell office:value-type="float" office:value="949.610203742981" calcext:value-type="float">
            <text:p>949.610203743</text:p>
          </table:table-cell>
          <table:table-cell office:value-type="float" office:value="1351483" calcext:value-type="float">
            <text:p>1351483</text:p>
          </table:table-cell>
          <table:table-cell table:style-name="ce3" office:value-type="float" office:value="226331" calcext:value-type="float">
            <text:p>226331</text:p>
          </table:table-cell>
          <table:table-cell table:formula="of:=SUM([.F9]/[.A9])" office:value-type="float" office:value="842.450930757402" calcext:value-type="float">
            <text:p>842.4509307574</text:p>
          </table:table-cell>
          <table:table-cell table:formula="of:=([.C9]/([.A9]-[.A8]))" office:value-type="float" office:value="1733.02561897095" calcext:value-type="float">
            <text:p>1733.025618971</text:p>
          </table:table-cell>
          <table:table-cell office:value-type="float" office:value="800000" calcext:value-type="float">
            <text:p>800000</text:p>
          </table:table-cell>
          <table:table-cell table:formula="of:=SUM([.$C$2:.C9])" office:value-type="float" office:value="1528393" calcext:value-type="float">
            <text:p>1528393</text:p>
          </table:table-cell>
          <table:table-cell table:number-columns-repeated="3"/>
        </table:table-row>
        <table:table-row table:style-name="ro1">
          <table:table-cell office:value-type="float" office:value="1091.33811855316" calcext:value-type="float">
            <text:p>1091.3381185532</text:p>
          </table:table-cell>
          <table:table-cell office:value-type="float" office:value="1528241" calcext:value-type="float">
            <text:p>1528241</text:p>
          </table:table-cell>
          <table:table-cell table:style-name="ce3" office:value-type="float" office:value="232389" calcext:value-type="float">
            <text:p>232389</text:p>
          </table:table-cell>
          <table:table-cell table:formula="of:=SUM([.F10]/[.A10])" office:value-type="float" office:value="824.675675393043" calcext:value-type="float">
            <text:p>824.675675393</text:p>
          </table:table-cell>
          <table:table-cell table:formula="of:=([.C10]/([.A10]-[.A9]))" office:value-type="float" office:value="1639.68404044642" calcext:value-type="float">
            <text:p>1639.6840404464</text:p>
          </table:table-cell>
          <table:table-cell office:value-type="float" office:value="900000" calcext:value-type="float">
            <text:p>900000</text:p>
          </table:table-cell>
          <table:table-cell table:formula="of:=SUM([.$C$2:.C10])" office:value-type="float" office:value="1760782" calcext:value-type="float">
            <text:p>1760782</text:p>
          </table:table-cell>
          <table:table-cell table:number-columns-repeated="3"/>
        </table:table-row>
        <table:table-row table:style-name="ro1">
          <table:table-cell office:value-type="float" office:value="1229.08865571022" calcext:value-type="float">
            <text:p>1229.0886557102</text:p>
          </table:table-cell>
          <table:table-cell office:value-type="float" office:value="1693810" calcext:value-type="float">
            <text:p>1693810</text:p>
          </table:table-cell>
          <table:table-cell table:style-name="ce2" office:value-type="float" office:value="224584" calcext:value-type="float">
            <text:p>224584</text:p>
          </table:table-cell>
          <table:table-cell table:formula="of:=SUM([.F11]/[.A11])" office:value-type="float" office:value="813.610959107061" calcext:value-type="float">
            <text:p>813.6109591071</text:p>
          </table:table-cell>
          <table:table-cell table:formula="of:=([.C11]/([.A11]-[.A10]))" office:value-type="float" office:value="1630.36750806956" calcext:value-type="float">
            <text:p>1630.3675080696</text:p>
          </table:table-cell>
          <table:table-cell office:value-type="float" office:value="1000000" calcext:value-type="float">
            <text:p>1000000</text:p>
          </table:table-cell>
          <table:table-cell table:formula="of:=SUM([.$C$2:.C11])" office:value-type="float" office:value="1985366" calcext:value-type="float">
            <text:p>1985366</text:p>
          </table:table-cell>
          <table:table-cell table:number-columns-repeated="3"/>
        </table:table-row>
        <table:table-row table:style-name="ro1">
          <table:table-cell office:value-type="float" office:value="1287.80022263527" calcext:value-type="float">
            <text:p>1287.8002226353</text:p>
          </table:table-cell>
          <table:table-cell office:value-type="float" office:value="1751118" calcext:value-type="float">
            <text:p>1751118</text:p>
          </table:table-cell>
          <table:table-cell table:style-name="ce2" office:value-type="float" office:value="99922" calcext:value-type="float">
            <text:p>99922</text:p>
          </table:table-cell>
          <table:table-cell table:formula="of:=SUM([.F12]/[.A12])" office:value-type="float" office:value="803.696087178836" calcext:value-type="float">
            <text:p>803.6960871788</text:p>
          </table:table-cell>
          <table:table-cell table:formula="of:=([.C12]/([.A12]-[.A11]))" office:value-type="float" office:value="1701.91335767888" calcext:value-type="float">
            <text:p>1701.9133576789</text:p>
          </table:table-cell>
          <table:table-cell office:value-type="float" office:value="1035000" calcext:value-type="float">
            <text:p>1035000</text:p>
          </table:table-cell>
          <table:table-cell table:formula="of:=SUM([.$C$2:.C12])" office:value-type="float" office:value="2085288" calcext:value-type="float">
            <text:p>2085288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ime_our</text:p>
          </table:table-cell>
          <table:table-cell office:value-type="string" calcext:value-type="string">
            <text:p>Comp sentences</text:p>
          </table:table-cell>
          <table:table-cell office:value-type="string" calcext:value-type="string">
            <text:p>Cum_comp_sent</text:p>
          </table:table-cell>
          <table:table-cell office:value-type="string" calcext:value-type="string">
            <text:p>sentence_comp_thro</text:p>
          </table:table-cell>
          <table:table-cell table:number-columns-repeated="2"/>
          <table:table-cell office:value-type="string" calcext:value-type="string">
            <text:p>Evicted</text:p>
          </table:table-cell>
          <table:table-cell office:value-type="string" calcext:value-type="string">
            <text:p>Cum_comp_evicted_sent</text:p>
          </table:table-cell>
          <table:table-cell office:value-type="string" calcext:value-type="string">
            <text:p>sentence_ce_thro</text:p>
          </table:table-cell>
          <table:table-cell/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office:value-type="float" office:value="166859" calcext:value-type="float">
            <text:p>166859</text:p>
          </table:table-cell>
          <table:table-cell table:style-name="ce1" office:value-type="float" office:value="166859" calcext:value-type="float">
            <text:p>166859</text:p>
          </table:table-cell>
          <table:table-cell table:formula="of:=([.C16]/[.A16])" office:value-type="float" office:value="1504.85566370584" calcext:value-type="float">
            <text:p>1504.8556637058</text:p>
          </table:table-cell>
          <table:table-cell table:formula="of:=AVERAGE([.D16:.D26])" office:value-type="float" office:value="1387.82808701521" calcext:value-type="float">
            <text:p>1387.828087015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SUM([.G16:.G16])+[.C16]" office:value-type="float" office:value="166859" calcext:value-type="float">
            <text:p>166859</text:p>
          </table:table-cell>
          <table:table-cell table:formula="of:=[.H16]/[.A16]" office:value-type="float" office:value="1504.85566370584" calcext:value-type="float">
            <text:p>1504.8556637058</text:p>
          </table:table-cell>
          <table:table-cell table:style-name="ce1" table:formula="of:=AVERAGE([.I16:.I26])" office:value-type="float" office:value="1436.79595939168" calcext:value-type="float">
            <text:p>1436.7959593917</text:p>
          </table:table-cell>
        </table:table-row>
        <table:table-row table:style-name="ro1">
          <table:table-cell office:value-type="float" office:value="232.022476673126" calcext:value-type="float">
            <text:p>232.0224766731</text:p>
          </table:table-cell>
          <table:table-cell office:value-type="float" office:value="175146" calcext:value-type="float">
            <text:p>175146</text:p>
          </table:table-cell>
          <table:table-cell table:formula="of:=SUM([.B16:.B17])" office:value-type="float" office:value="342005" calcext:value-type="float">
            <text:p>342005</text:p>
          </table:table-cell>
          <table:table-cell table:formula="of:=([.C17]/[.A17])" office:value-type="float" office:value="1474.01667676282" calcext:value-type="float">
            <text:p>1474.0166767628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formula="of:=SUM([.G16:.G17])+[.C17]" office:value-type="float" office:value="342005" calcext:value-type="float">
            <text:p>342005</text:p>
          </table:table-cell>
          <table:table-cell table:formula="of:=[.H17]/[.A17]" office:value-type="float" office:value="1474.01667676282" calcext:value-type="float">
            <text:p>1474.0166767628</text:p>
          </table:table-cell>
          <table:table-cell/>
        </table:table-row>
        <table:table-row table:style-name="ro1">
          <table:table-cell office:value-type="float" office:value="342.421008586884" calcext:value-type="float">
            <text:p>342.4210085869</text:p>
          </table:table-cell>
          <table:table-cell office:value-type="float" office:value="167370" calcext:value-type="float">
            <text:p>167370</text:p>
          </table:table-cell>
          <table:table-cell table:formula="of:=SUM([.B16:.B18])" office:value-type="float" office:value="509375" calcext:value-type="float">
            <text:p>509375</text:p>
          </table:table-cell>
          <table:table-cell table:formula="of:=([.C18]/[.A18])" office:value-type="float" office:value="1487.56935826487" calcext:value-type="float">
            <text:p>1487.5693582649</text:p>
          </table:table-cell>
          <table:table-cell table:number-columns-repeated="2"/>
          <table:table-cell table:style-name="ce3" office:value-type="float" office:value="7887" calcext:value-type="float">
            <text:p>7887</text:p>
          </table:table-cell>
          <table:table-cell table:formula="of:=SUM([.G16:.G18])+[.C18]" office:value-type="float" office:value="517262" calcext:value-type="float">
            <text:p>517262</text:p>
          </table:table-cell>
          <table:table-cell table:formula="of:=[.H18]/[.A18]" office:value-type="float" office:value="1510.60240764624" calcext:value-type="float">
            <text:p>1510.6024076462</text:p>
          </table:table-cell>
          <table:table-cell/>
        </table:table-row>
        <table:table-row table:style-name="ro1">
          <table:table-cell office:value-type="float" office:value="451.240084886551" calcext:value-type="float">
            <text:p>451.2400848866</text:p>
          </table:table-cell>
          <table:table-cell office:value-type="float" office:value="134767" calcext:value-type="float">
            <text:p>134767</text:p>
          </table:table-cell>
          <table:table-cell table:formula="of:=SUM([.B16:.B19])" office:value-type="float" office:value="644142" calcext:value-type="float">
            <text:p>644142</text:p>
          </table:table-cell>
          <table:table-cell table:formula="of:=([.C19]/[.A19])" office:value-type="float" office:value="1427.49286150398" calcext:value-type="float">
            <text:p>1427.492861504</text:p>
          </table:table-cell>
          <table:table-cell table:number-columns-repeated="2"/>
          <table:table-cell table:style-name="ce3" office:value-type="float" office:value="5812" calcext:value-type="float">
            <text:p>5812</text:p>
          </table:table-cell>
          <table:table-cell table:formula="of:=SUM([.G16:.G19])+[.C19]" office:value-type="float" office:value="657841" calcext:value-type="float">
            <text:p>657841</text:p>
          </table:table-cell>
          <table:table-cell table:formula="of:=[.H19]/[.A19]" office:value-type="float" office:value="1457.85142329585" calcext:value-type="float">
            <text:p>1457.8514232959</text:p>
          </table:table-cell>
          <table:table-cell/>
        </table:table-row>
        <table:table-row table:style-name="ro1">
          <table:table-cell office:value-type="float" office:value="562.329873323441" calcext:value-type="float">
            <text:p>562.3298733234</text:p>
          </table:table-cell>
          <table:table-cell office:value-type="float" office:value="159697" calcext:value-type="float">
            <text:p>159697</text:p>
          </table:table-cell>
          <table:table-cell table:formula="of:==SUM([.B16:.B20])" office:value-type="float" office:value="803839" calcext:value-type="float">
            <text:p>803839</text:p>
          </table:table-cell>
          <table:table-cell table:formula="of:=([.C20]/[.A20])" office:value-type="float" office:value="1429.4794534909" calcext:value-type="float">
            <text:p>1429.4794534909</text:p>
          </table:table-cell>
          <table:table-cell table:number-columns-repeated="2"/>
          <table:table-cell table:style-name="ce3" office:value-type="float" office:value="10821" calcext:value-type="float">
            <text:p>10821</text:p>
          </table:table-cell>
          <table:table-cell table:formula="of:=SUM([.G16:.G20])+[.C20]" office:value-type="float" office:value="828359" calcext:value-type="float">
            <text:p>828359</text:p>
          </table:table-cell>
          <table:table-cell table:formula="of:=[.H20]/[.A20]" office:value-type="float" office:value="1473.08375261" calcext:value-type="float">
            <text:p>1473.08375261</text:p>
          </table:table-cell>
          <table:table-cell/>
        </table:table-row>
        <table:table-row table:style-name="ro1">
          <table:table-cell office:value-type="float" office:value="688.186008453369" calcext:value-type="float">
            <text:p>688.1860084534</text:p>
          </table:table-cell>
          <table:table-cell office:value-type="float" office:value="161752" calcext:value-type="float">
            <text:p>161752</text:p>
          </table:table-cell>
          <table:table-cell table:formula="of:=SUM([.B16:.B21])" office:value-type="float" office:value="965591" calcext:value-type="float">
            <text:p>965591</text:p>
          </table:table-cell>
          <table:table-cell table:formula="of:=([.C21]/[.A21])" office:value-type="float" office:value="1403.09594809995" calcext:value-type="float">
            <text:p>1403.0959481</text:p>
          </table:table-cell>
          <table:table-cell table:number-columns-repeated="2"/>
          <table:table-cell table:style-name="ce3" office:value-type="float" office:value="21539" calcext:value-type="float">
            <text:p>21539</text:p>
          </table:table-cell>
          <table:table-cell table:formula="of:=SUM([.G16:.G21])+[.C21]" office:value-type="float" office:value="1011650" calcext:value-type="float">
            <text:p>1011650</text:p>
          </table:table-cell>
          <table:table-cell table:formula="of:=[.H21]/[.A21]" office:value-type="float" office:value="1470.02407426676" calcext:value-type="float">
            <text:p>1470.0240742668</text:p>
          </table:table-cell>
          <table:table-cell/>
        </table:table-row>
        <table:table-row table:style-name="ro1">
          <table:table-cell office:value-type="float" office:value="819.01144194603" calcext:value-type="float">
            <text:p>819.011441946</text:p>
          </table:table-cell>
          <table:table-cell office:value-type="float" office:value="150075" calcext:value-type="float">
            <text:p>150075</text:p>
          </table:table-cell>
          <table:table-cell table:formula="of:=SUM([.B16:.B22])" office:value-type="float" office:value="1115666" calcext:value-type="float">
            <text:p>1115666</text:p>
          </table:table-cell>
          <table:table-cell table:formula="of:=([.C22]/[.A22])" office:value-type="float" office:value="1362.21051729033" calcext:value-type="float">
            <text:p>1362.2105172903</text:p>
          </table:table-cell>
          <table:table-cell table:number-columns-repeated="2"/>
          <table:table-cell table:style-name="ce3" office:value-type="float" office:value="8646" calcext:value-type="float">
            <text:p>8646</text:p>
          </table:table-cell>
          <table:table-cell table:formula="of:=SUM([.G16:.G22])+[.C22]" office:value-type="float" office:value="1170371" calcext:value-type="float">
            <text:p>1170371</text:p>
          </table:table-cell>
          <table:table-cell table:formula="of:=[.H22]/[.A22]" office:value-type="float" office:value="1429.00445593179" calcext:value-type="float">
            <text:p>1429.0044559318</text:p>
          </table:table-cell>
          <table:table-cell/>
        </table:table-row>
        <table:table-row table:style-name="ro1">
          <table:table-cell office:value-type="float" office:value="949.610203742981" calcext:value-type="float">
            <text:p>949.610203743</text:p>
          </table:table-cell>
          <table:table-cell office:value-type="float" office:value="140166" calcext:value-type="float">
            <text:p>140166</text:p>
          </table:table-cell>
          <table:table-cell table:style-name="ce1" table:formula="of:=SUM([.B16:.B23])" office:value-type="float" office:value="1255832" calcext:value-type="float">
            <text:p>1255832</text:p>
          </table:table-cell>
          <table:table-cell table:formula="of:=([.C23]/[.A23])" office:value-type="float" office:value="1322.47104659366" calcext:value-type="float">
            <text:p>1322.4710465937</text:p>
          </table:table-cell>
          <table:table-cell table:number-columns-repeated="2"/>
          <table:table-cell table:style-name="ce3" office:value-type="float" office:value="18007" calcext:value-type="float">
            <text:p>18007</text:p>
          </table:table-cell>
          <table:table-cell table:formula="of:=SUM([.G16:.G23])+[.C23]" office:value-type="float" office:value="1328544" calcext:value-type="float">
            <text:p>1328544</text:p>
          </table:table-cell>
          <table:table-cell table:formula="of:=[.H23]/[.A23]" office:value-type="float" office:value="1399.0414116902" calcext:value-type="float">
            <text:p>1399.0414116902</text:p>
          </table:table-cell>
          <table:table-cell/>
        </table:table-row>
        <table:table-row table:style-name="ro1">
          <table:table-cell office:value-type="float" office:value="1091.33811855316" calcext:value-type="float">
            <text:p>1091.3381185532</text:p>
          </table:table-cell>
          <table:table-cell office:value-type="float" office:value="169192" calcext:value-type="float">
            <text:p>169192</text:p>
          </table:table-cell>
          <table:table-cell table:style-name="ce1" table:formula="of:=SUM([.B16:.B24])" office:value-type="float" office:value="1425024" calcext:value-type="float">
            <text:p>1425024</text:p>
          </table:table-cell>
          <table:table-cell table:formula="of:=([.C24]/[.A24])" office:value-type="float" office:value="1305.75847739033" calcext:value-type="float">
            <text:p>1305.7584773903</text:p>
          </table:table-cell>
          <table:table-cell table:number-columns-repeated="2"/>
          <table:table-cell table:style-name="ce3" office:value-type="float" office:value="9301" calcext:value-type="float">
            <text:p>9301</text:p>
          </table:table-cell>
          <table:table-cell table:formula="of:=SUM([.G16:.G24])+[.C24]" office:value-type="float" office:value="1507037" calcext:value-type="float">
            <text:p>1507037</text:p>
          </table:table-cell>
          <table:table-cell table:formula="of:=[.H24]/[.A24]" office:value-type="float" office:value="1380.90750646367" calcext:value-type="float">
            <text:p>1380.9075064637</text:p>
          </table:table-cell>
          <table:table-cell/>
        </table:table-row>
        <table:table-row table:style-name="ro1">
          <table:table-cell office:value-type="float" office:value="1229.08865571022" calcext:value-type="float">
            <text:p>1229.0886557102</text:p>
          </table:table-cell>
          <table:table-cell office:value-type="float" office:value="151845" calcext:value-type="float">
            <text:p>151845</text:p>
          </table:table-cell>
          <table:table-cell table:style-name="ce1" table:formula="of:=SUM([.B16:.B25])" office:value-type="float" office:value="1576869" calcext:value-type="float">
            <text:p>1576869</text:p>
          </table:table-cell>
          <table:table-cell table:formula="of:=([.C25]/[.A25])" office:value-type="float" office:value="1282.95789947619" calcext:value-type="float">
            <text:p>1282.9578994762</text:p>
          </table:table-cell>
          <table:table-cell table:number-columns-repeated="2"/>
          <table:table-cell table:style-name="ce3" office:value-type="float" office:value="11046" calcext:value-type="float">
            <text:p>11046</text:p>
          </table:table-cell>
          <table:table-cell table:formula="of:=SUM([.G16:.G25])+[.C25]" office:value-type="float" office:value="1669928" calcext:value-type="float">
            <text:p>1669928</text:p>
          </table:table-cell>
          <table:table-cell table:formula="of:=[.H25]/[.A25]" office:value-type="float" office:value="1358.67172171974" calcext:value-type="float">
            <text:p>1358.6717217197</text:p>
          </table:table-cell>
          <table:table-cell/>
        </table:table-row>
        <table:table-row table:style-name="ro1">
          <table:table-cell office:value-type="float" office:value="1287.80022263527" calcext:value-type="float">
            <text:p>1287.8002226353</text:p>
          </table:table-cell>
          <table:table-cell office:value-type="float" office:value="53745" calcext:value-type="float">
            <text:p>53745</text:p>
          </table:table-cell>
          <table:table-cell table:style-name="ce1" table:formula="of:=SUM([.B16:.B26])" office:value-type="float" office:value="1630614" calcext:value-type="float">
            <text:p>1630614</text:p>
          </table:table-cell>
          <table:table-cell table:formula="of:=([.C26]/[.A26])" office:value-type="float" office:value="1266.20105458843" calcext:value-type="float">
            <text:p>1266.2010545884</text:p>
          </table:table-cell>
          <table:table-cell table:number-columns-repeated="2"/>
          <table:table-cell table:style-name="ce3" office:value-type="float" office:value="10603" calcext:value-type="float">
            <text:p>10603</text:p>
          </table:table-cell>
          <table:table-cell table:formula="of:=SUM([.G16:.G26])+[.C26]" office:value-type="float" office:value="1734276" calcext:value-type="float">
            <text:p>1734276</text:p>
          </table:table-cell>
          <table:table-cell table:formula="of:=[.H26]/[.A26]" office:value-type="float" office:value="1346.69645921562" calcext:value-type="float">
            <text:p>1346.6964592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 style:data-style-name="N2" text:time-value="23:32:57.221747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55:38.941979116</meta:creation-date>
    <dc:date>2019-06-27T00:12:28.181181260</dc:date>
    <meta:editing-duration>PT1H26M44S</meta:editing-duration>
    <meta:editing-cycles>8</meta:editing-cycles>
    <meta:generator>LibreOffice/5.1.6.2$Linux_X86_64 LibreOffice_project/10m0$Build-2</meta:generator>
    <meta:document-statistic meta:table-count="1" meta:cell-count="169" meta:object-count="0"/>
  </office:meta>
</office:document-meta>
</file>